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  <style:paragraph-properties style:writing-mode="lr-tb"/>
    </style:style>
    <style:style style:name="pr2" style:family="presentation" style:parent-style-name="Default-subtitle">
      <style:graphic-properties draw:fill-color="#ffffff" fo:min-height="13.609cm"/>
      <style:paragraph-properties style:writing-mode="lr-tb"/>
    </style:style>
    <style:style style:name="pr3" style:family="presentation" style:parent-style-name="Default-notes">
      <style:graphic-properties draw:fill-color="#ffffff" fo:min-height="12.322cm"/>
      <style:paragraph-properties style:writing-mode="lr-tb"/>
    </style:style>
    <style:style style:name="pr4" style:family="presentation" style:parent-style-name="Default-title">
      <style:graphic-properties draw:auto-grow-height="true" fo:min-height="3.507cm"/>
      <style:paragraph-properties style:writing-mode="lr-tb"/>
    </style:style>
    <style:style style:name="pr5" style:family="presentation" style:parent-style-name="Default-outline1">
      <style:graphic-properties fo:min-height="14.647cm"/>
      <style:paragraph-properties style:writing-mode="lr-tb"/>
    </style:style>
    <style:style style:name="pr6" style:family="presentation" style:parent-style-name="Default-outline1">
      <style:graphic-properties fo:min-height="15.411cm"/>
      <style:paragraph-properties style:writing-mode="lr-tb"/>
    </style:style>
    <style:style style:name="pr7" style:family="presentation" style:parent-style-name="Default-outline1">
      <style:graphic-properties fo:min-height="14.503cm"/>
      <style:paragraph-properties style:writing-mode="lr-tb"/>
    </style:style>
    <style:style style:name="pr8" style:family="presentation" style:parent-style-name="Default-outline1">
      <style:graphic-properties fo:min-height="13.609cm"/>
      <style:paragraph-properties style:writing-mode="lr-tb"/>
    </style:style>
    <style:style style:name="pr9" style:family="presentation" style:parent-style-name="Default-outline1">
      <style:graphic-properties fo:min-height="13.73cm"/>
      <style:paragraph-properties style:writing-mode="lr-tb"/>
    </style:style>
    <style:style style:name="pr10" style:family="presentation" style:parent-style-name="Default-outline1">
      <style:graphic-properties fo:min-height="14.343cm"/>
      <style:paragraph-properties style:writing-mode="lr-tb"/>
    </style:style>
    <style:style style:name="pr11" style:family="presentation" style:parent-style-name="Default-outline1">
      <style:graphic-properties fo:min-height="14.997cm"/>
      <style:paragraph-properties style:writing-mode="lr-tb"/>
    </style:style>
    <style:style style:name="pr12" style:family="presentation" style:parent-style-name="Default-outline1">
      <style:graphic-properties fo:min-height="15.143cm"/>
      <style:paragraph-properties style:writing-mode="lr-tb"/>
    </style:style>
    <style:style style:name="pr13" style:family="presentation" style:parent-style-name="Default-outline1">
      <style:graphic-properties fo:min-height="14.524cm"/>
      <style:paragraph-properties style:writing-mode="lr-tb"/>
    </style:style>
    <style:style style:name="pr14" style:family="presentation" style:parent-style-name="Default-outline1">
      <style:graphic-properties fo:min-height="14.653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font-name="Courier New" fo:font-size="20pt" style:font-size-asian="20pt" style:font-size-complex="20pt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2" fo:font-size="32pt" style:font-size-asian="32pt" style:font-size-complex="32pt"/>
    </style:style>
    <style:style style:name="T5" style:family="text">
      <style:text-properties style:font-name="Courier New" fo:font-size="32pt" style:font-size-asian="32pt" style:font-size-complex="32pt"/>
    </style:style>
    <style:style style:name="T6" style:family="text">
      <style:text-properties style:font-name="Arial2" fo:font-size="28pt" style:font-size-asian="28pt" style:font-size-complex="28pt"/>
    </style:style>
    <style:style style:name="T7" style:family="text">
      <style:text-properties style:font-name="Courier New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Boost Thread Library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Summer of Software Engineering</text:p>
            <text:p>May 11, 2009</text:p>
            <text:p>Peter Chap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Widespread agreement that C++ should have standardized thread handling facilities.</text:p>
                    <text:list>
                      <text:list-item>
                        <text:p>Many programs need threads.</text:p>
                      </text:list-item>
                      <text:list-item>
                        <text:p>Currently must use non-portable, OS-specific calls.</text:p>
                      </text:list-item>
                      <text:list-item>
                        <text:p>Semantics of Standard C++ with multiple threads unclear.</text:p>
                      </text:list-item>
                    </text:list>
                  </text:list-item>
                </text:list>
              </text:list-item>
              <text:list-item>
                <text:p>Boost and C++</text:p>
                <text:list>
                  <text:list-item>
                    <text:p>Boost intended to be a testing ground for possible future standard features.</text:p>
                  </text:list-item>
                  <text:list-item>
                    <text:p>C++0x will contain thread classes similar to those in Boost tod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sic Example</text:p>
          </draw:text-box>
        </draw:frame>
        <draw:frame presentation:style-name="pr6" draw:layer="layout" svg:width="25.199cm" svg:height="16.167cm" svg:x="1.4cm" svg:y="4.914cm" presentation:class="outline" presentation:user-transformed="true">
          <draw:text-box>
            <text:list text:style-name="L2">
              <text:list-item>
                <text:p>Creating threads.</text:p>
                <text:list>
                  <text:list-item>
                    <text:p><text:span text:style-name="T1">#include &lt;boost/thread.hpp&gt;</text:span><text:span text:style-name="T1"><text:line-break/></text:span><text:span text:style-name="T1"><text:line-break/></text:span><text:span text:style-name="T1">void f(int count)</text:span><text:span text:style-name="T1"><text:line-break/></text:span><text:span text:style-name="T1">{</text:span><text:span text:style-name="T1"><text:line-break/></text:span><text:span text:style-name="T1"> <text:s/>...</text:span><text:span text:style-name="T1"><text:line-break/></text:span><text:span text:style-name="T1">}</text:span><text:span text:style-name="T1"><text:line-break/></text:span><text:span text:style-name="T1"><text:line-break/></text:span><text:span text:style-name="T1">int main( )</text:span><text:span text:style-name="T1"><text:line-break/></text:span><text:span text:style-name="T1">{</text:span><text:span text:style-name="T1"><text:line-break/></text:span><text:span text:style-name="T1"> <text:s/>// Start thread, pass argument to thread function.</text:span><text:span text:style-name="T1"><text:line-break/></text:span><text:span text:style-name="T1"> <text:s/>boost::thread my_thread(f, 10);</text:span><text:span text:style-name="T1"><text:line-break/></text:span><text:span text:style-name="T1"><text:line-break/></text:span><text:span text:style-name="T1"> <text:s/>... <text:s/>// Execute here and in f at the same time.</text:span><text:span text:style-name="T1"><text:line-break/></text:span><text:span text:style-name="T1"><text:line-break/></text:span><text:span text:style-name="T1"> <text:s/>// Wait for thread to end.</text:span><text:span text:style-name="T1"><text:line-break/></text:span><text:span text:style-name="T1"> <text:s/>my_thread.join();</text:span><text:span text:style-name="T1"><text:line-break/></text:span><text:span text:style-name="T1"> <text:s/>return 0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otes On Basic Example</text:p>
          </draw:text-box>
        </draw:frame>
        <draw:frame presentation:style-name="pr7" draw:layer="layout" svg:width="25.199cm" svg:height="14.61cm" svg:x="1.4cm" svg:y="4.914cm" presentation:class="outline" presentation:user-transformed="true">
          <draw:text-box>
            <text:list text:style-name="L2">
              <text:list-item>
                <text:p>Thread function requirements.</text:p>
                <text:list>
                  <text:list-item>
                    <text:p>Return <text:span text:style-name="T2">void</text:span></text:p>
                  </text:list-item>
                  <text:list-item>
                    <text:p>Can take parameters as needed (including none)</text:p>
                  </text:list-item>
                  <text:list-item>
                    <text:p>Can be any callable object</text:p>
                    <text:list>
                      <text:list-item>
                        <text:p>Pointer to function.</text:p>
                      </text:list-item>
                      <text:list-item>
                        <text:p>Class instance with an overloaded <text:span text:style-name="T2">operator()</text:span>.</text:p>
                      </text:list-item>
                    </text:list>
                  </text:list-item>
                </text:list>
              </text:list-item>
              <text:list-item>
                <text:p>Thread behavior.</text:p>
                <text:list>
                  <text:list-item>
                    <text:p>Given callable object is <text:span text:style-name="T3">copied</text:span>.</text:p>
                    <text:list>
                      <text:list-item>
                        <text:p>Use <text:span text:style-name="T2">boost::ref</text:span> if you need to pass a reference.</text:p>
                      </text:list-item>
                    </text:list>
                  </text:list-item>
                  <text:list-item>
                    <text:p>Destructor detaches (unless thread already joined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Copi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he <text:span text:style-name="T2">boost::thread</text:span> class is not copyable.</text:p>
                <text:list>
                  <text:list-item>
                    <text:p>BUT... it is “movable.” In C++0x there is language support for this concept (and “move aware” containers).</text:p>
                  </text:list-item>
                  <text:list-item>
                    <text:p>Can return a thread from a function.</text:p>
                    <text:list>
                      <text:list-item>
                        <text:p><text:span text:style-name="T1">boost::thread make_thread()</text:span><text:span text:style-name="T1"><text:line-break/></text:span><text:span text:style-name="T1">{</text:span><text:span text:style-name="T1"><text:line-break/></text:span><text:span text:style-name="T1"> <text:s/>int x;</text:span><text:span text:style-name="T1"><text:line-break/></text:span><text:span text:style-name="T1"><text:line-break/></text:span><text:span text:style-name="T1"> <text:s/>// Do complex stuff to prepare thread arguments.</text:span><text:span text:style-name="T1"><text:line-break/></text:span><text:span text:style-name="T1"><text:line-break/></text:span><text:span text:style-name="T1"> <text:s/>return boost::thread(f, x);</text:span><text:span text:style-name="T1"><text:line-break/></text:span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ceptions</text:p>
          </draw:text-box>
        </draw:frame>
        <draw:frame presentation:style-name="pr9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Thread exceptions...</text:p>
                <text:list>
                  <text:list-item>
                    <text:p>If the callable passed to a thread throws an exception <text:span text:style-name="T2">std::terminate</text:span> is called.</text:p>
                    <text:list>
                      <text:list-item>
                        <text:p>This normally aborts the program.</text:p>
                      </text:list-item>
                      <text:list-item>
                        <text:p>Can wrap top level thread function in catch all handler.</text:p>
                      </text:list-item>
                      <text:list-item>
                        <text:p><text:span text:style-name="T1">void f() <text:s/>// To be executed in a thread.</text:span><text:span text:style-name="T1"><text:line-break/></text:span><text:span text:style-name="T1">{</text:span><text:span text:style-name="T1"><text:line-break/></text:span><text:span text:style-name="T1"> <text:s/>try {</text:span><text:span text:style-name="T1"><text:line-break/></text:span><text:span text:style-name="T1"> <text:s text:c="3"/>// Do stuff.</text:span><text:span text:style-name="T1"><text:line-break/></text:span><text:span text:style-name="T1"> <text:s/>}</text:span><text:span text:style-name="T1"><text:line-break/></text:span><text:span text:style-name="T1"> <text:s/>catch (...) {</text:span><text:span text:style-name="T1"><text:line-break/></text:span><text:span text:style-name="T1"> <text:s text:c="3"/>// Why am I here? Do something intelligent.</text:span><text:span text:style-name="T1"><text:line-break/></text:span><text:span text:style-name="T1"> <text:s/>}</text:span><text:span text:style-name="T1"><text:line-break/></text:span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Interruption</text:p>
          </draw:text-box>
        </draw:frame>
        <draw:frame presentation:style-name="pr10" draw:layer="layout" svg:width="25.199cm" svg:height="14.425cm" svg:x="1.4cm" svg:y="4.914cm" presentation:class="outline" presentation:user-transformed="true">
          <draw:text-box>
            <text:list text:style-name="L2">
              <text:list-item>
                <text:p>A thread can be interrupted.</text:p>
                <text:list>
                  <text:list-item>
                    <text:p>Call interrupt method on <text:span text:style-name="T2">boost::thread</text:span> object.</text:p>
                  </text:list-item>
                  <text:list-item>
                    <text:p>Causes <text:span text:style-name="T2">boost::thread_interrupted</text:span> to be thrown in the thread.</text:p>
                    <text:list>
                      <text:list-item>
                        <text:p>Thread can handle this if it wants.</text:p>
                      </text:list-item>
                      <text:list-item>
                        <text:p>Thread stack is unwound in the usual way (local objects destroyed, etc).</text:p>
                      </text:list-item>
                      <text:list-item>
                        <text:p>Does <text:span text:style-name="T3">not</text:span> cause termination if reaches top level.</text:p>
                      </text:list-item>
                    </text:list>
                  </text:list-item>
                  <text:list-item>
                    <text:p>Thread can temporarily disable interruption.</text:p>
                  </text:list-item>
                  <text:list-item>
                    <text:p>NOTE: Interruption can only occur at specific <text:span text:style-name="T3">interruption points</text:span> in the thr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sabling Interruption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his is how...</text:p>
                <text:list>
                  <text:list-item>
                    <text:p><text:span text:style-name="T1">void some_function()</text:span><text:span text:style-name="T1"><text:line-break/></text:span><text:span text:style-name="T1">{</text:span><text:span text:style-name="T1"><text:line-break/></text:span><text:span text:style-name="T1"> <text:s/>// Constructor of di turns off interruption.</text:span><text:span text:style-name="T1"><text:line-break/></text:span><text:span text:style-name="T1"> <text:s/>boost::this_thread::disable_interruption di;</text:span><text:span text:style-name="T1"><text:line-break/></text:span><text:span text:style-name="T1"><text:line-break/></text:span><text:span text:style-name="T1"> <text:s/>... // Will not be interrupted here.</text:span><text:span text:style-name="T1"><text:line-break/></text:span><text:span text:style-name="T1"><text:line-break/></text:span><text:span text:style-name="T1"> <text:s/>// Destructor of di restores interruption state</text:span><text:span text:style-name="T1"><text:line-break/></text:span><text:span text:style-name="T1"> <text:s/>// back to original (on or off, depending).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ID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Each thread has a unique ID.</text:p>
                <text:list>
                  <text:list-item>
                    <text:p>Call <text:span text:style-name="T2">get_id</text:span> on the <text:span text:style-name="T2">boost::thread</text:span> object.</text:p>
                  </text:list-item>
                  <text:list-item>
                    <text:p>Call <text:span text:style-name="T2">boost::this_thread::get_id</text:span> to get the currently executing thread's ID.</text:p>
                  </text:list-item>
                </text:list>
              </text:list-item>
              <text:list-item>
                <text:p>Can be used as keys to associative containers.</text:p>
                <text:list>
                  <text:list-item>
                    <text:p><text:span text:style-name="T1">std::map&lt;boost::thread::id, std::string&gt; thread_name;</text:span><text:span text:style-name="T1"><text:line-break/></text:span><text:span text:style-name="T1"><text:line-break/></text:span><text:span text:style-name="T1">thread_name[boost::this_thread::get_id()] = “Me”;</text:span><text:span text:style-name="T1"><text:line-break/></text:span><text:span text:style-name="T1">thread_name[some_thread.get_id()] = “You”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ardware Concurrenc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an query Boost.Thread to find out how many real processors (or hyperthreads) are available.</text:p>
                <text:list>
                  <text:list-item>
                    <text:p><text:span text:style-name="T1">unsigned processor_count =</text:span><text:span text:style-name="T1"><text:line-break/></text:span><text:span text:style-name="T1"> <text:s/>boost::thread::hardware_concurrency();</text:span><text:span text:style-name="T1"><text:line-break/></text:span><text:span text:style-name="T1"><text:line-break/></text:span><text:span text:style-name="T1">if (processor_count == 0) {</text:span><text:span text:style-name="T1"><text:line-break/></text:span><text:span text:style-name="T1"> <text:s/>// Can't tell how many CPUs there are.</text:span><text:span text:style-name="T1"><text:line-break/></text:span><text:span text:style-name="T1">}</text:span><text:span text:style-name="T1"><text:line-break/></text:span><text:span text:style-name="T1">else {</text:span><text:span text:style-name="T1"><text:line-break/></text:span><text:span text:style-name="T1"> <text:s/>// Create as many threads as there are processors?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leeping</text:p>
          </draw:text-box>
        </draw:frame>
        <draw:frame presentation:style-name="pr11" draw:layer="layout" svg:width="25.199cm" svg:height="15.459cm" svg:x="1.4cm" svg:y="4.914cm" presentation:class="outline" presentation:user-transformed="true">
          <draw:text-box>
            <text:list text:style-name="L2">
              <text:list-item>
                <text:p>The static method <text:span text:style-name="T2">boost::thread::sleep</text:span> allows a thread to block until a specified time occurs.</text:p>
                <text:list>
                  <text:list-item>
                    <text:p><text:span text:style-name="T1">void f()</text:span><text:span text:style-name="T1"><text:line-break/></text:span><text:span text:style-name="T1">{</text:span><text:span text:style-name="T1"><text:line-break/></text:span><text:span text:style-name="T1"> <text:s/>// Do stuff.</text:span><text:span text:style-name="T1"><text:line-break/></text:span><text:span text:style-name="T1"><text:line-break/></text:span><text:span text:style-name="T1"> <text:s/>// Wait until the time specified arrives.</text:span><text:span text:style-name="T1"><text:line-break/></text:span><text:span text:style-name="T1"> <text:s/>boost::sleep(</text:span><text:span text:style-name="T1"><text:line-break/></text:span><text:span text:style-name="T1"> <text:s text:c="4"/>boost::get_system_time() +</text:span><text:span text:style-name="T1"><text:line-break/></text:span><text:span text:style-name="T1"> <text:s text:c="4"/>boost::posix_time::milliseconds(1000) );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There is also </text:span><text:span text:style-name="T5">boost::this_thread::sleep</text:span></text:p>
                <text:list>
                  <text:list-item>
                    <text:p><text:span text:style-name="T1">boost::this_thread::sleep(</text:span><text:span text:style-name="T1"><text:line-break/></text:span><text:span text:style-name="T1"> <text:s text:c="3"/>boost::posix_time::milliseconds(1000)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amespace <text:span text:style-name="T2">this_thread</text:span>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general...</text:p>
                <text:list>
                  <text:list-item>
                    <text:p>Functions in <text:span text:style-name="T2">boost::this_thread</text:span> affect only the calling thread.</text:p>
                  </text:list-item>
                  <text:list-item>
                    <text:p>Methods of a <text:span text:style-name="T2">boost::thread</text:span> object affect the thread represented by that object (if any)</text:p>
                    <text:list>
                      <text:list-item>
                        <text:p>Object might not represent a thread...</text:p>
                        <text:list>
                          <text:list-item>
                            <text:p>Because the thread has terminated.</text:p>
                          </text:list-item>
                          <text:list-item>
                            <text:p>Because the thread has been explicitly detache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utual Exclusion</text:p>
          </draw:text-box>
        </draw:frame>
        <draw:frame presentation:style-name="pr12" draw:layer="layout" svg:width="25.199cm" svg:height="15.505cm" svg:x="1.4cm" svg:y="4.914cm" presentation:class="outline" presentation:user-transformed="true">
          <draw:text-box>
            <text:list text:style-name="L2">
              <text:list-item>
                <text:p>Boost provides several mutex classes for locks.</text:p>
                <text:list>
                  <text:list-item>
                    <text:p><text:span text:style-name="T2">class mutex</text:span></text:p>
                    <text:list>
                      <text:list-item>
                        <text:p>Provides basic <text:span text:style-name="T2">lock</text:span>, <text:span text:style-name="T2">unlock</text:span>, <text:span text:style-name="T2">try_lock</text:span> methods</text:p>
                      </text:list-item>
                    </text:list>
                  </text:list-item>
                  <text:list-item>
                    <text:p><text:span text:style-name="T2">class timed_mutex</text:span></text:p>
                    <text:list>
                      <text:list-item>
                        <text:p>Allows for specifying a time out with <text:span text:style-name="T2">timed_lock</text:span></text:p>
                      </text:list-item>
                    </text:list>
                  </text:list-item>
                  <text:list-item>
                    <text:p><text:span text:style-name="T2">class recursive_mutex</text:span></text:p>
                    <text:list>
                      <text:list-item>
                        <text:p>Will not deadlock if the same thread locks twice</text:p>
                      </text:list-item>
                    </text:list>
                  </text:list-item>
                  <text:list-item>
                    <text:p><text:span text:style-name="T2">class recursive_timed_mutex</text:span></text:p>
                    <text:list>
                      <text:list-item>
                        <text:p>A recursive mutex with a <text:span text:style-name="T2">timed_lock</text:span> method</text:p>
                      </text:list-item>
                    </text:list>
                  </text:list-item>
                  <text:list-item>
                    <text:p><text:span text:style-name="T2">class shared_mutex</text:span></text:p>
                    <text:list>
                      <text:list-item>
                        <text:p>Classic “reader/writer” lock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sing Mutex Objects</text:p>
          </draw:text-box>
        </draw:frame>
        <draw:frame presentation:style-name="pr13" draw:layer="layout" svg:width="25.199cm" svg:height="15.023cm" svg:x="1.4cm" svg:y="4.914cm" presentation:class="outline" presentation:user-transformed="true">
          <draw:text-box>
            <text:list text:style-name="L2">
              <text:list-item>
                <text:p>Mutex objects can be used directly...</text:p>
                <text:list>
                  <text:list-item>
                    <text:p><text:span text:style-name="T1">// Must be shared between threads (so global here)</text:span><text:span text:style-name="T1"><text:line-break/></text:span><text:span text:style-name="T1">boost::mutex mutual_exclusion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mutual_exclusion.lock();</text:span><text:span text:style-name="T1"><text:line-break/></text:span><text:span text:style-name="T1"><text:line-break/></text:span><text:span text:style-name="T1"> <text:s/>// This thread now has exclusive access.</text:span><text:span text:style-name="T1"><text:line-break/></text:span><text:span text:style-name="T1"><text:line-break/></text:span><text:span text:style-name="T1"> <text:s/>mutual_exclusion.unlock();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Not recommended!</text:span></text:p>
                <text:list>
                  <text:list-item>
                    <text:p><text:span text:style-name="T6">Isn't exception safe. The </text:span><text:span text:style-name="T7">unlock</text:span><text:span text:style-name="T6"> method won't be called if an exception is thr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se Template Wrapper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Instead use RAI enabled wrapper templates.</text:p>
                <text:list>
                  <text:list-item>
                    <text:p><text:span text:style-name="T1">boost::mutex mutual_ex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// Constructor of 'guard' locks.</text:span><text:span text:style-name="T1"><text:line-break/></text:span><text:span text:style-name="T1"> <text:s/>boost::lock_guard&lt;boost::mutex&gt; guard(mutual_ex);</text:span><text:span text:style-name="T1"><text:line-break/></text:span><text:span text:style-name="T1"><text:line-break/></text:span><text:span text:style-name="T1"> <text:s/>// This thread now has exclusive access.</text:span><text:span text:style-name="T1"><text:line-break/></text:span><text:span text:style-name="T1"><text:line-break/></text:span><text:span text:style-name="T1"> <text:s/>// Destructor of 'guard' unlocks.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Lock is released even if an exception is throw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 Example Using Shared Locks</text:p>
          </draw:text-box>
        </draw:frame>
        <draw:frame presentation:style-name="pr8" draw:layer="layout" svg:width="25.199cm" svg:height="13.767cm" svg:x="1.4cm" svg:y="4.914cm" presentation:class="outline">
          <draw:text-box>
            <text:list text:style-name="L2">
              <text:list-item>
                <text:p>Solving the reader/writers problem...</text:p>
                <text:list>
                  <text:list-item>
                    <text:p><text:span text:style-name="T1">using namespace boost;</text:span><text:span text:style-name="T1"><text:line-break/></text:span><text:span text:style-name="T1"><text:line-break/></text:span><text:span text:style-name="T1">shared_mutex controller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shared_lock&lt;shared_mutex&gt; guard(controller);</text:span><text:span text:style-name="T1"><text:line-break/></text:span><text:span text:style-name="T1"> <text:s/>// Threads share access... must read only!</text:span><text:span text:style-name="T1"><text:line-break/></text:span><text:span text:style-name="T1">}</text:span><text:span text:style-name="T1"><text:line-break/></text:span><text:span text:style-name="T1"><text:line-break/></text:span><text:span text:style-name="T1">void g()</text:span><text:span text:style-name="T1"><text:line-break/></text:span><text:span text:style-name="T1">{</text:span><text:span text:style-name="T1"><text:line-break/></text:span><text:span text:style-name="T1"> <text:s/>unique_lock&lt;shared_mutex&gt; guard(controller);</text:span><text:span text:style-name="T1"><text:line-break/></text:span><text:span text:style-name="T1"> <text:s/>// This thread has exclusive access... can write!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dition Variabl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Modeled after POSIX condition variables.</text:p>
                <text:list>
                  <text:list-item>
                    <text:p>BUT... with a C++ interface.</text:p>
                  </text:list-item>
                </text:list>
              </text:list-item>
              <text:list-item>
                <text:p>Allows a thread to wait until an arbitrary condition is true.</text:p>
                <text:list>
                  <text:list-item>
                    <text:p>Another thread “notifies” the waiting thread (or even all waiting threads at once).</text:p>
                  </text:list-item>
                </text:list>
              </text:list-item>
              <text:list-item>
                <text:p>Proper use of condition variables is tricky.</text:p>
                <text:list>
                  <text:list-item>
                    <text:p>Refer to a description of POSIX condition variables to understand the iss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14" draw:layer="layout" svg:width="25.199cm" svg:height="15.367cm" svg:x="1.4cm" svg:y="4.914cm" presentation:class="outline" presentation:user-transformed="true">
          <draw:text-box>
            <text:list text:style-name="L2">
              <text:list-item>
                <text:p>Taken from the Boost.Thread documentation.</text:p>
                <text:list>
                  <text:list-item>
                    <text:p><text:span text:style-name="T1">boost::condition_variable cond;</text:span><text:span text:style-name="T1"><text:line-break/></text:span><text:span text:style-name="T1">boost::mutex mut;</text:span><text:span text:style-name="T1"><text:line-break/></text:span><text:span text:style-name="T1">bool data_ready;</text:span><text:span text:style-name="T1"><text:line-break/></text:span><text:span text:style-name="T1"><text:line-break/></text:span><text:span text:style-name="T1">void wait_for_data()</text:span><text:span text:style-name="T1"><text:line-break/></text:span><text:span text:style-name="T1">{ boost::unique_lock&lt;boost::mutex&gt; lock(mut);</text:span><text:span text:style-name="T1"><text:line-break/></text:span><text:span text:style-name="T1"> <text:s/>while (!data_ready) cond.wait(lock);</text:span><text:span text:style-name="T1"><text:line-break/></text:span><text:span text:style-name="T1"> <text:s/>process_data();</text:span><text:span text:style-name="T1"><text:line-break/></text:span><text:span text:style-name="T1">}</text:span><text:span text:style-name="T1"><text:line-break/></text:span><text:span text:style-name="T1"><text:line-break/></text:span><text:span text:style-name="T1">void prepare_data()</text:span><text:span text:style-name="T1"><text:line-break/></text:span><text:span text:style-name="T1">{ do_the_work();</text:span><text:span text:style-name="T1"><text:line-break/></text:span><text:span text:style-name="T1"> <text:s/>{ boost::lock_guard&lt;boost::mutex&gt; lock(mut);</text:span><text:span text:style-name="T1"><text:line-break/></text:span><text:span text:style-name="T1"> <text:s text:c="3"/>data_ready = true;</text:span><text:span text:style-name="T1"><text:line-break/></text:span><text:span text:style-name="T1"> <text:s/>}</text:span><text:span text:style-name="T1"><text:line-break/></text:span><text:span text:style-name="T1"> <text:s/>cond.notify_one()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rrier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A barrier allows multiple threads to wait until they have all reached a particular point.</text:p>
                <text:list>
                  <text:list-item>
                    <text:p><text:span text:style-name="T1">// Configure barrier for five threads.</text:span><text:span text:style-name="T1"><text:line-break/></text:span><text:span text:style-name="T1">boost::barrier sync(5)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// Do work. This function is called by five threads</text:span><text:span text:style-name="T1"><text:line-break/></text:span><text:span text:style-name="T1"><text:line-break/></text:span><text:span text:style-name="T1"> <text:s/>// Wait here until all five threads reach this spot</text:span><text:span text:style-name="T1"><text:line-break/></text:span><text:span text:style-name="T1"> <text:s/>sync.wait()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Boost.Thread has more facilities than described here. <text:span text:style-name="T8">(See the documentation)</text:span></text:p>
              </text:list-item>
              <text:list-item>
                <text:p><text:span text:style-name="T9">POSIX-like functionality with convenient C++ interface.</text:span></text:p>
              </text:list-item>
              <text:list-item>
                <text:p><text:span text:style-name="T9">Future standard; using Boost.Thread gives you a preview to the thread features of C++0x.</text:span></text:p>
              </text:list-item>
              <text:list-item>
                <text:p><text:span text:style-name="T9">Thoughts? 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13:05:42.256944396</dc:date>
    <dc:creator>Peter Chapin</dc:creator>
    <meta:editing-duration>PT13H2M14S</meta:editing-duration>
    <meta:editing-cycles>9</meta:editing-cycles>
    <meta:generator>LibreOffice/7.5.5.2$MacOSX_AARCH64 LibreOffice_project/ca8fe7424262805f223b9a2334bc7181abbcbf5e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